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ce4" style:family="table-cell" style:parent-style-name="Default" style:data-style-name="N70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&amp;P412469 = BM 08526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#project: obta</text:p>
          </table:table-cell>
          <table:table-cell table:number-columns-repeated="1023"/>
        </table:table-row>
        <table:table-row table:style-name="ro1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1">
          <table:table-cell office:value-type="string">
            <text:p>#atf: use unicode</text:p>
          </table:table-cell>
          <table:table-cell table:number-columns-repeated="1023"/>
        </table:table-row>
        <table:table-row table:style-name="ro1">
          <table:table-cell office:value-type="string">
            <text:p>#atf: use legacy</text:p>
          </table:table-cell>
          <table:table-cell table:number-columns-repeated="1023"/>
        </table:table-row>
        <table:table-row table:style-name="ro1">
          <table:table-cell office:value-type="string">
            <text:p>#atf: use math</text:p>
          </table:table-cell>
          <table:table-cell table:number-columns-repeated="1023"/>
        </table:table-row>
        <table:table-row table:style-name="ro1">
          <table:table-cell office:value-type="string">
            <text:p>#atf: use mylin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@tablet</text:p>
          </table:table-cell>
          <table:table-cell table:number-columns-repeated="1023"/>
        </table:table-row>
        <table:table-row table:style-name="ro1">
          <table:table-cell office:value-type="string">
            <text:p>@obverse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office:value-type="string">
            <text:p>[ERÉN] ⸢SAG⸣ NÍG.GA</text:p>
          </table:table-cell>
          <table:table-cell office:value-type="string">
            <text:p>GURUM₂ AK </text:p>
          </table:table-cell>
          <table:table-cell office:value-type="string">
            <text:p>LÁL</text:p>
          </table:table-cell>
          <table:table-cell office:value-type="string">
            <text:p>MU-BI.IM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ṣābum[troops]N; rēš[head]N; namkūrim[property]N; </text:p>
          </table:table-cell>
          <table:table-cell office:value-type="string">
            <text:p>piqittum[check]N; epuštum[made]AJ; </text:p>
          </table:table-cell>
          <table:table-cell office:value-type="string">
            <text:p>ribbatum[arrears]N; </text:p>
          </table:table-cell>
          <table:table-cell office:value-type="string">
            <text:p>šumšu[name]N</text:p>
          </table:table-cell>
          <table:table-cell table:number-columns-repeated="1019"/>
        </table:table-row>
        <table:table-row table:style-name="ro1">
          <table:table-cell office:value-type="string">
            <text:p>#note: I am indebted to Zsombor Földi for many improvements in the reading of this text.</text:p>
          </table:table-cell>
          <table:table-cell table:number-columns-repeated="255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2.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i-gi-gi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n; </text:p>
          </table:table-cell>
          <table:table-cell office:value-type="string">
            <text:p>Igigi[1]P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.</text:p>
          </table:table-cell>
          <table:table-cell office:value-type="string">
            <text:p>3.1/3</text:p>
          </table:table-cell>
          <table:table-cell office:value-type="float" office:value="1">
            <text:p>1</text:p>
          </table:table-cell>
          <table:table-cell office:value-type="string">
            <text:p>2.1/3</text:p>
          </table:table-cell>
          <table:table-cell office:value-type="string">
            <text:p>a-bu-um-DINGIR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n; </text:p>
          </table:table-cell>
          <table:table-cell office:value-type="string">
            <text:p>Abum-ili[1]P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4.</text:p>
          </table:table-cell>
          <table:table-cell office:value-type="string">
            <text:p>9.1/3</text:p>
          </table:table-cell>
          <table:table-cell office:value-type="float" office:value="6">
            <text:p>6</text:p>
          </table:table-cell>
          <table:table-cell office:value-type="string">
            <text:p>3.1/3</text:p>
          </table:table-cell>
          <table:table-cell table:number-columns-repeated="1020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5.</text:p>
          </table:table-cell>
          <table:table-cell office:value-type="string">
            <text:p>HA.LA </text:p>
          </table:table-cell>
          <table:table-cell table:number-columns-repeated="2"/>
          <table:table-cell office:value-type="string">
            <text:p>LUGAL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zitti[share]N; </text:p>
          </table:table-cell>
          <table:table-cell table:number-columns-repeated="2"/>
          <table:table-cell office:value-type="string">
            <text:p>šarrim[king]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6.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NIM-{d}UTU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n; </text:p>
          </table:table-cell>
          <table:table-cell office:value-type="string">
            <text:p>+Awat-Šamaš[1]PN$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7.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DUMU-MEŠ {d}SUEN-ša-mu-uh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/>
          <table:table-cell office:value-type="string">
            <text:p>mārū[son]N; Sin-šamuh[1]P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8.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UMU im-gur-rum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n; </text:p>
          </table:table-cell>
          <table:table-cell office:value-type="string">
            <text:p>mār[son]N; Imgurrum[1]P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9.</text:p>
          </table:table-cell>
          <table:table-cell office:value-type="float" office:value="2">
            <text:p>2</text:p>
          </table:table-cell>
          <table:table-cell office:value-type="string">
            <text:p>[2]</text:p>
          </table:table-cell>
          <table:table-cell office:value-type="string">
            <text:p>[(...)]</text:p>
          </table:table-cell>
          <table:table-cell office:value-type="string">
            <text:p>i-ṣi₂-da-re-e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 office:value-type="string">
            <text:p>u; </text:p>
          </table:table-cell>
          <table:table-cell office:value-type="string">
            <text:p>+Iṣi-dare[1]PN$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0.</text:p>
          </table:table-cell>
          <table:table-cell office:value-type="float" office:value="2">
            <text:p>2</text:p>
          </table:table-cell>
          <table:table-cell office:value-type="string">
            <text:p>[2]</text:p>
          </table:table-cell>
          <table:table-cell office:value-type="string">
            <text:p>[(...)]</text:p>
          </table:table-cell>
          <table:table-cell office:value-type="string">
            <text:p>{d}SUEN-a-ša-re-ed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 office:value-type="string">
            <text:p>u; </text:p>
          </table:table-cell>
          <table:table-cell office:value-type="string">
            <text:p>Sin-ašared[1]P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11.</text:p>
          </table:table-cell>
          <table:table-cell office:value-type="float" office:value="19">
            <text:p>19</text:p>
          </table:table-cell>
          <table:table-cell office:value-type="string">
            <text:p>[15]</text:p>
          </table:table-cell>
          <table:table-cell office:value-type="string">
            <text:p>[4]</text:p>
          </table:table-cell>
          <table:table-cell table:number-columns-repeated="1020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2.</text:p>
          </table:table-cell>
          <table:table-cell office:value-type="string">
            <text:p>NÍG.ŠU</text:p>
          </table:table-cell>
          <table:table-cell table:number-columns-repeated="2"/>
          <table:table-cell office:value-type="string">
            <text:p>ì-lí-i-din-nam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būš[property]N; </text:p>
          </table:table-cell>
          <table:table-cell table:number-columns-repeated="2"/>
          <table:table-cell office:value-type="string">
            <text:p>Ili-idinnam[1]P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3.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ni-di!-tum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/>
          <table:table-cell office:value-type="string">
            <text:p>+Nidittum[]PN$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4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-qà-ti-ia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n; </text:p>
          </table:table-cell>
          <table:table-cell office:value-type="string">
            <text:p>Paqatiya[1]P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5.</text:p>
          </table:table-cell>
          <table:table-cell office:value-type="string">
            <text:p>3.1/3</text:p>
          </table:table-cell>
          <table:table-cell office:value-type="float" office:value="2">
            <text:p>2</text:p>
          </table:table-cell>
          <table:table-cell office:value-type="string">
            <text:p>1.1/3</text:p>
          </table:table-cell>
          <table:table-cell office:value-type="string">
            <text:p>⸢pe-er⸣-hu-um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n; </text:p>
          </table:table-cell>
          <table:table-cell office:value-type="string">
            <text:p>Perhum[1]P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16.</text:p>
          </table:table-cell>
          <table:table-cell office:value-type="string">
            <text:p>[10.1/3]</text:p>
          </table:table-cell>
          <table:table-cell office:value-type="float" office:value="6">
            <text:p>6</text:p>
          </table:table-cell>
          <table:table-cell office:value-type="string">
            <text:p>[4.1/3]</text:p>
          </table:table-cell>
          <table:table-cell table:number-columns-repeated="1020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7.</text:p>
          </table:table-cell>
          <table:table-cell office:value-type="string">
            <text:p>[NÍG.ŠU]</text:p>
          </table:table-cell>
          <table:table-cell table:number-columns-repeated="2"/>
          <table:table-cell office:value-type="string">
            <text:p>ap#-lum#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būš[property]N; </text:p>
          </table:table-cell>
          <table:table-cell table:number-columns-repeated="2"/>
          <table:table-cell office:value-type="string">
            <text:p>+Aplum[]PN$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@reverse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office:value-type="string">
            <text:p>[3]</text:p>
          </table:table-cell>
          <table:table-cell office:value-type="string">
            <text:p>[1]</text:p>
          </table:table-cell>
          <table:table-cell office:value-type="float" office:value="2">
            <text:p>2</text:p>
          </table:table-cell>
          <table:table-cell office:value-type="string">
            <text:p>i-din-{d}[...]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n; </text:p>
          </table:table-cell>
          <table:table-cell office:value-type="string">
            <text:p>+Iddin-xxx[]PN$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.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[...]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/>
          <table:table-cell office:value-type="string">
            <text:p>u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3.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4.</text:p>
          </table:table-cell>
          <table:table-cell office:value-type="string">
            <text:p>NÍG.ŠU</text:p>
          </table:table-cell>
          <table:table-cell table:number-columns-repeated="2"/>
          <table:table-cell office:value-type="string">
            <text:p>za-[a?-lum?]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būš[property]N; </text:p>
          </table:table-cell>
          <table:table-cell table:number-columns-repeated="2"/>
          <table:table-cell office:value-type="string">
            <text:p>Zayyalum[1]P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double ruling</text:p>
          </table:table-cell>
          <table:table-cell table:number-columns-repeated="1023"/>
        </table:table-row>
        <table:table-row table:style-name="ro1">
          <table:table-cell office:value-type="string">
            <text:p>5.</text:p>
          </table:table-cell>
          <table:table-cell office:value-type="string">
            <text:p>43.2/3</text:p>
          </table:table-cell>
          <table:table-cell office:value-type="float" office:value="30">
            <text:p>30</text:p>
          </table:table-cell>
          <table:table-cell office:value-type="string">
            <text:p>13.2/3</text:p>
          </table:table-cell>
          <table:table-cell table:number-columns-repeated="1020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6. |</text:p>
          </table:table-cell>
          <table:table-cell office:value-type="string" table:number-columns-spanned="4" table:number-rows-spanned="1">
            <text:p>ERÉN še-er-ha-nu-um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 table:number-columns-spanned="4" table:number-rows-spanned="1">
            <text:p>ṣābum[troops]N; +šerʾānu[vein//allocation of work]N'N$šerhānum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7. |</text:p>
          </table:table-cell>
          <table:table-cell office:value-type="string" table:number-columns-spanned="4" table:number-rows-spanned="1">
            <text:p>ITI 33 KI!-5 U₄ 7-KAM#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 table:number-columns-spanned="4" table:number-rows-spanned="1">
            <text:p>warah[month]N; n; n; ūm[day]N; 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2">
          <table:table-cell table:style-name="ce2" office:value-type="string">
            <text:p>8. |</text:p>
          </table:table-cell>
          <table:table-cell office:value-type="string" table:number-columns-spanned="4" table:number-rows-spanned="1">
            <text:p>%s mu ki-2 {ŋeš}tukul mah an {d}en-lil₂ {d}en-ki-ga-ta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 office:value-type="string">
            <text:p>#lem: </text:p>
          </table:table-cell>
          <table:table-cell office:value-type="string" table:number-columns-spanned="4" table:number-rows-spanned="1">
            <text:p>mu[year]; n; tukul[weapon]; mah[great]; An[1]; Enlil[1]; Enki[1]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table:style-name="ce2" office:value-type="string">
            <text:p>9.</text:p>
          </table:table-cell>
          <table:table-cell office:value-type="string" table:number-columns-spanned="4" table:number-rows-spanned="1">
            <text:p>%s i₃-si-in{ki} iri{ki} nam-lugal-la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 office:value-type="string">
            <text:p>#lem: </text:p>
          </table:table-cell>
          <table:table-cell office:value-type="string" table:number-columns-spanned="4" table:number-rows-spanned="1">
            <text:p>Isin[1]; iri[city]; namlugal[kingship]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table:style-name="ce2" office:value-type="string">
            <text:p>10.</text:p>
          </table:table-cell>
          <table:table-cell office:value-type="string" table:number-columns-spanned="4" table:number-rows-spanned="1">
            <text:p>%s <text:s/>u₃ &lt;a₂&gt;-dam didli-bi a-na-me-a-&lt;bi&gt;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 office:value-type="string">
            <text:p>#lem: </text:p>
          </table:table-cell>
          <table:table-cell office:value-type="string" table:number-columns-spanned="4" table:number-rows-spanned="1">
            <text:p>u[and]; adam[habitation]; didli[several]; anamea[everything]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2">
          <table:table-cell table:style-name="ce2" office:value-type="string">
            <text:p>11.</text:p>
          </table:table-cell>
          <table:table-cell office:value-type="string" table:number-columns-spanned="4" table:number-rows-spanned="1">
            <text:p>%s <text:s/>sipad zid {d}ri-im-{d}suen in-dab₅-ba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 office:value-type="string">
            <text:p>#lem: </text:p>
          </table:table-cell>
          <table:table-cell office:value-type="string" table:number-columns-spanned="4" table:number-rows-spanned="1">
            <text:p>sipad[shepherd]N; zid[true]; Rim-Sin[1]; dab[seize]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2">
          <table:table-cell table:style-name="ce2" office:value-type="string">
            <text:p>12.</text:p>
          </table:table-cell>
          <table:table-cell office:value-type="string" table:number-columns-spanned="4" table:number-rows-spanned="1">
            <text:p>%s <text:s/>ugu# uŋ₃ daŋal-&lt;la&gt;-be₂-še₃ šu nam-ti-la in-ŋar-ra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 office:value-type="string">
            <text:p>#lem: </text:p>
          </table:table-cell>
          <table:table-cell office:value-type="string" table:number-columns-spanned="4" table:number-rows-spanned="1">
            <text:p>ugu[on]; uŋ[people]; daŋal[wide]; šu[hand]; namtil[life]; ŋar[place]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table:style-name="ce2" office:value-type="string">
            <text:p>13.</text:p>
          </table:table-cell>
          <table:table-cell office:value-type="string" table:number-columns-spanned="4" table:number-rows-spanned="1">
            <text:p>%s <text:s/>mu nam-lugal#-bi du-ri₂-še₃ ; bi₂-in-e₃-a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 office:value-type="string">
            <text:p>#lem: </text:p>
          </table:table-cell>
          <table:table-cell office:value-type="string" table:number-columns-spanned="4" table:number-rows-spanned="1">
            <text:p>mu[name]; namlugal[kingship]; duri[forever]; e[leave]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table:style-name="ce2" office:value-type="string">
            <text:p>@translation parallel en projec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@obverse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1.</text:p>
          </table:table-cell>
          <table:table-cell office:value-type="string">
            <text:p>Troops, available assets</text:p>
          </table:table-cell>
          <table:table-cell office:value-type="string">
            <text:p>Check made</text:p>
          </table:table-cell>
          <table:table-cell office:value-type="string">
            <text:p>Arrears</text:p>
          </table:table-cell>
          <table:table-cell office:value-type="string">
            <text:p>Its nam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$ single ruling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2.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Igig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3.</text:p>
          </table:table-cell>
          <table:table-cell table:style-name="ce4" office:value-type="float" office:value="3.33333333333333">
            <text:p>3 1/3</text:p>
          </table:table-cell>
          <table:table-cell office:value-type="float" office:value="1">
            <text:p>1</text:p>
          </table:table-cell>
          <table:table-cell table:style-name="ce4" office:value-type="float" office:value="2.33333333333333">
            <text:p>2 1/3</text:p>
          </table:table-cell>
          <table:table-cell office:value-type="string">
            <text:p>Abum-il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$ single ruling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4.</text:p>
          </table:table-cell>
          <table:table-cell table:style-name="ce4" office:value-type="float" office:value="9.33333333333333">
            <text:p>9 1/3</text:p>
          </table:table-cell>
          <table:table-cell office:value-type="float" office:value="6">
            <text:p>6</text:p>
          </table:table-cell>
          <table:table-cell table:style-name="ce4" office:value-type="float" office:value="3.33333333333333">
            <text:p>3 1/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5.</text:p>
          </table:table-cell>
          <table:table-cell office:value-type="string" table:number-columns-spanned="4" table:number-rows-spanned="1">
            <text:p>The king's shar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 office:value-type="string">
            <text:p>6.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Awat-Šamaš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7.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The sons of Sin-šamu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8.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he son of Imgurrum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9.</text:p>
          </table:table-cell>
          <table:table-cell office:value-type="float" office:value="2">
            <text:p>2</text:p>
          </table:table-cell>
          <table:table-cell office:value-type="string">
            <text:p>[2]</text:p>
          </table:table-cell>
          <table:table-cell office:value-type="string">
            <text:p>[0]</text:p>
          </table:table-cell>
          <table:table-cell office:value-type="string">
            <text:p>Iṣi-da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0.</text:p>
          </table:table-cell>
          <table:table-cell office:value-type="float" office:value="2">
            <text:p>2</text:p>
          </table:table-cell>
          <table:table-cell office:value-type="string">
            <text:p>[2]</text:p>
          </table:table-cell>
          <table:table-cell office:value-type="string">
            <text:p>[0]</text:p>
          </table:table-cell>
          <table:table-cell office:value-type="string">
            <text:p>Sin-ašareda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11.</text:p>
          </table:table-cell>
          <table:table-cell office:value-type="float" office:value="19">
            <text:p>19</text:p>
          </table:table-cell>
          <table:table-cell office:value-type="string">
            <text:p>[15]</text:p>
          </table:table-cell>
          <table:table-cell office:value-type="string">
            <text:p>[4]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2.</text:p>
          </table:table-cell>
          <table:table-cell office:value-type="string" table:number-columns-spanned="4" table:number-rows-spanned="1">
            <text:p>Ili-iddinam's property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 office:value-type="string">
            <text:p>13.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Nidittum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4.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qatiy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5.</text:p>
          </table:table-cell>
          <table:table-cell table:style-name="ce4" office:value-type="float" office:value="3.33333333333333">
            <text:p>3 1/3</text:p>
          </table:table-cell>
          <table:table-cell office:value-type="float" office:value="2">
            <text:p>2</text:p>
          </table:table-cell>
          <table:table-cell table:style-name="ce4" office:value-type="float" office:value="1.33333333333333">
            <text:p>1 1/3</text:p>
          </table:table-cell>
          <table:table-cell office:value-type="string">
            <text:p>Perhum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$ single ruling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16.</text:p>
          </table:table-cell>
          <table:table-cell office:value-type="string">
            <text:p>[10 1/3]</text:p>
          </table:table-cell>
          <table:table-cell office:value-type="float" office:value="6">
            <text:p>6</text:p>
          </table:table-cell>
          <table:table-cell office:value-type="string">
            <text:p>[4 1/3]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7.</text:p>
          </table:table-cell>
          <table:table-cell office:value-type="string" table:number-columns-spanned="4" table:number-rows-spanned="1">
            <text:p>@?Aplum's?@ property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 office:value-type="string">
            <text:p>@reverse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1.</text:p>
          </table:table-cell>
          <table:table-cell office:value-type="string">
            <text:p>[3]</text:p>
          </table:table-cell>
          <table:table-cell office:value-type="string">
            <text:p>[1]</text:p>
          </table:table-cell>
          <table:table-cell office:value-type="float" office:value="2">
            <text:p>2</text:p>
          </table:table-cell>
          <table:table-cell office:value-type="string">
            <text:p>Iddin-[...]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2.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[...]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$ single ruling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3.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2.1/3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4.</text:p>
          </table:table-cell>
          <table:table-cell table:style-name="ce2" office:value-type="string" table:number-columns-spanned="4" table:number-rows-spanned="1">
            <text:p>@?Zayyalum's?@ property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 office:value-type="string">
            <text:p>$ double ruling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5.</text:p>
          </table:table-cell>
          <table:table-cell table:style-name="ce4" office:value-type="float" office:value="43.6666666666667">
            <text:p>43 2/3</text:p>
          </table:table-cell>
          <table:table-cell office:value-type="float" office:value="30">
            <text:p>30</text:p>
          </table:table-cell>
          <table:table-cell table:style-name="ce4" office:value-type="float" office:value="13.6666666666667">
            <text:p>13 2/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$ single ruling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6.</text:p>
          </table:table-cell>
          <table:table-cell office:value-type="string">
            <text:p>Troops, allocation of work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$ single ruling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7.</text:p>
          </table:table-cell>
          <table:table-cell office:value-type="string" table:number-columns-spanned="4" table:number-rows-spanned="1">
            <text:p>Month 33, 5th, day 7, 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 office:value-type="string">
            <text:p>8.</text:p>
          </table:table-cell>
          <table:table-cell office:value-type="string" table:number-columns-spanned="4" table:number-rows-spanned="1">
            <text:p>Year: the second after which, with the great weapon of An, Enlil and Enki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 office:value-type="string">
            <text:p>9.</text:p>
          </table:table-cell>
          <table:table-cell office:value-type="string" table:number-columns-spanned="4" table:number-rows-spanned="1">
            <text:p>Isin, city of kingship,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 office:value-type="string">
            <text:p>10.</text:p>
          </table:table-cell>
          <table:table-cell office:value-type="string" table:number-columns-spanned="4" table:number-rows-spanned="1">
            <text:p>and all its various habitatio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 office:value-type="string">
            <text:p>11.</text:p>
          </table:table-cell>
          <table:table-cell office:value-type="string" table:number-columns-spanned="4" table:number-rows-spanned="1">
            <text:p>the true shepherd, Rim-Sin, seized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 office:value-type="string">
            <text:p>12.</text:p>
          </table:table-cell>
          <table:table-cell office:value-type="string" table:number-columns-spanned="4" table:number-rows-spanned="1">
            <text:p>(but) spared the wide peopl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 office:value-type="string">
            <text:p>13.</text:p>
          </table:table-cell>
          <table:table-cell office:value-type="string" table:number-columns-spanned="4" table:number-rows-spanned="1">
            <text:p>(and) forever revealed the (good) name of his kingship.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5/13/2014</text:date>, <text:time>20:4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8-17T08:58:59</meta:creation-date>
    <dc:date>2014-05-13T20:48:04</dc:date>
    <meta:editing-duration>PT00H43M20S</meta:editing-duration>
    <meta:editing-cycles>26</meta:editing-cycles>
    <meta:generator>NeoOffice/3.4.1$Unix OpenOffice.org_project/Patch 0</meta:generator>
    <meta:document-statistic meta:table-count="3" meta:cell-count="356" meta:object-count="0"/>
  </office:meta>
</office:document-meta>
</file>